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an API is a pro-</text:p>
      <text:p text:style-name="Standard">gramming interface (for your application) that returns either JavaScript Object</text:p>
      <text:p text:style-name="Standard">Notation1 (JSON) or XML2 data for its requests, which are the two most common</text:p>
      <text:p text:style-name="Standard">formats for modern APIs to return information in. People can then create pro-</text:p>
      <text:p text:style-name="Standard">grams or libraries (referred to as clients) to read and present this data in any way</text:p>
      <text:p text:style-name="Standard">they see fit</text:p>
      <text:p text:style-name="Standard"/>
      <text:p text:style-name="Standard">One great example of how an API is used is Twitter. Twitter has had an API for an</text:p>
      <text:p text:style-name="Standard">exceptionally long time now, and people have written Twitter clients for just about</text:p>
      <text:p text:style-name="Standard">every operating system out there using this API. The functionality of the site is effec-</text:p>
      <text:p text:style-name="Standard">tively the same, but people have come up with interesting ways of displaying and mod-</text:p>
      <text:p text:style-name="Standard">ifying that information, such as the Twitter for Mac clients.</text:p>
      <text:p text:style-name="Standard">There are many, many Rails sites out there that already provide an API interface,</text:p>
      <text:p text:style-name="Standard">such as GitHub3 and (as previously mentioned) Twitter.4 Both of these APIs have</text:p>
      <text:p text:style-name="Standard">exceptionally well-documented examples of how to use them and what can be done</text:p>
      <text:p text:style-name="Standard">with them, which is a great way to convince people to start using your API. API docu-</text:p>
      <text:p text:style-name="Standard">mentation, however, is an exercise best left for you after this chapter’s done</text:p>
      <text:p text:style-name="Standard"/>
      <text:p text:style-name="Standard">APIs aren’t unique to Rails. There are plenty of other sites out there that have</text:p>
      <text:p text:style-name="Standard">implemented their own APIs, such as the StackExchange services that run on Micro-</text:p>
      <text:p text:style-name="Standard">soft.Net. Furthermore, APIs created in one language are not for exclusive use of API</text:p>
      <text:p text:style-name="Standard">clients written in that specific language. For example, if you wanted to parse the data</text:p>
      <text:p text:style-name="Standard">from the StackExchange API in Ruby, you could do that just fine.</text:p>
      <text:p text:style-name="Standard">In Rails, however, it’s extremely easy to make a modern API for an application, as</text:p>
      <text:p text:style-name="Standard">you’ll see in this chapter. Your application will serve in two formats: JSON and XML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0:48:20</meta:creation-date>
    <dc:date>2014-06-11T10:50:52</dc:date>
    <meta:editing-duration>PT1M57S</meta:editing-duration>
    <meta:editing-cycles>4</meta:editing-cycles>
    <meta:generator>LibreOffice/3.5$Linux_x86 LibreOffice_project/350m1$Build-202</meta:generator>
    <meta:document-statistic meta:table-count="0" meta:image-count="0" meta:object-count="0" meta:page-count="1" meta:paragraph-count="23" meta:word-count="301" meta:character-count="1731" meta:non-whitespace-character-count="1429"/>
  </office:meta>
</office:document-meta>
</file>